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top" draw:auto-grow-height="false" fo:min-height="9.181cm" fo:min-width="14.768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5.14cm" fo:min-width="11.625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2.444cm" fo:min-width="8.033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1.097cm" fo:min-width="3.99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1.59cm" svg:height="13.335cm" svg:x="3.81cm" svg:y="0.635cm">
          <text:p text:style-name="P1">Artificial Intellig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7.145cm" svg:height="7.62cm" svg:x="3.81cm" svg:y="3.175cm">
          <text:p text:style-name="P1">Machine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2.065cm" svg:height="3.81cm" svg:x="3.81cm" svg:y="5.08cm">
          <text:p text:style-name="P1">Deep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35cm" svg:height="1.905cm" svg:x="3.81cm" svg:y="6.35cm">
          <text:p text:style-name="P1">L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7:19:25.468798539</meta:creation-date>
    <dc:date>2025-08-27T17:23:29.511226863</dc:date>
    <meta:editing-duration>PT4M5S</meta:editing-duration>
    <meta:editing-cycles>1</meta:editing-cycles>
    <meta:document-statistic meta:object-count="27"/>
    <meta:generator>LibreOffice/24.2.7.2$Linux_X86_64 LibreOffice_project/420$Build-2</meta:generator>
  </office:meta>
</office:document-meta>
</file>